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diaTypeNotSupportedException.HttpMediaTypeNotSupportedException( @ Nullable MediaType contentType , List &lt; MediaType &gt; mediaTypes , @ Nullable HttpMethod http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ediaTypeNotSupportedException.HttpMediaTypeNotSupportedException( @ Nullable MediaType contentType , List &lt; MediaType &gt; supportedMediaTypes , @ Nullable HttpMethod httpMethod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diaTypeNotSupportedException.HttpMediaTypeNotSupportedException( @ Nullable MediaType contentType , List &lt;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NotSupportedException.HttpMediaTypeNotSupportedException( String message , List &lt;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MediaTypeNotSupportedException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NotSupportedException.HttpMediaTypeNotSupp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diaTypeNotSupportedException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ediaTypeNotSupported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